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326041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309375cm"/>
    </style:style>
    <style:style style:name="co8" style:family="table-column">
      <style:table-column-properties fo:break-before="auto" style:column-width="4.98739583333333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389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4.9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45pt" style:use-optimal-row-height="fals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1.I4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1.I4"/>
    </style:style>
    <style:style style:name="ce54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6]))&gt;0)" style:apply-style-name="cf6" style:base-cell-address="IT1.I16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6]))&gt;0)" style:apply-style-name="cf6" style:base-cell-address="IT1.I16"/>
    </style:style>
    <style:style style:name="ce56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6" style:base-cell-address="IT1.I22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6" style:base-cell-address="IT1.I22"/>
    </style:style>
    <style:style style:name="ce58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2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2.I4"/>
    </style:style>
    <style:style style:name="ce60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3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3.I4"/>
    </style:style>
    <style:style style:name="ce62" style:family="table-cell" style:parent-style-name="Default" style:data-style-name="N19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6" style:base-cell-address="IT4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6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40" table:style-name="ce10">
            <text:p>40</text:p>
          </table:table-cell>
          <table:table-cell office:value-type="float" office:value="40" table:formula="of:=[.C3]-COM.MICROSOFT.SINGLE($$IT1H1)" table:style-name="ce11">
            <text:p>40</text:p>
          </table:table-cell>
          <table:table-cell office:value-type="float" office:value="40" table:formula="of:=[.D3]-COM.MICROSOFT.SINGLE($$IT2H1)" table:style-name="ce12">
            <text:p>40</text:p>
          </table:table-cell>
          <table:table-cell office:value-type="float" office:value="0" table:formula="of:=[.E3]-COM.MICROSOFT.SINGLE($$IT3H1)" table:style-name="ce11">
            <text:p>0</text:p>
          </table:table-cell>
          <table:table-cell office:value-type="float" office:value="0" table:formula="of:=[.F3]-COM.MICROSOFT.SINGLE($$IT4H1)" table:style-name="ce13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4]-COM.MICROSOFT.SINGLE($$IT1H2)" table:style-name="ce16">
            <text:p>25</text:p>
          </table:table-cell>
          <table:table-cell office:value-type="float" office:value="25" table:formula="of:=[.D4]-COM.MICROSOFT.SINGLE($$IT2H2)" table:style-name="ce17">
            <text:p>25</text:p>
          </table:table-cell>
          <table:table-cell office:value-type="float" office:value="0" table:formula="of:=[.E4]-COM.MICROSOFT.SINGLE($$IT3H2)" table:style-name="ce16">
            <text:p>0</text:p>
          </table:table-cell>
          <table:table-cell office:value-type="float" office:value="0" table:formula="of:=[.F4]-COM.MICROSOFT.SINGLE($$IT4H2)" table:style-name="ce18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5]-COM.MICROSOFT.SINGLE($$IT1H3)" table:style-name="ce16">
            <text:p>30</text:p>
          </table:table-cell>
          <table:table-cell office:value-type="float" office:value="30" table:formula="of:=[.D5]-COM.MICROSOFT.SINGLE($$IT2H3)" table:style-name="ce17">
            <text:p>30</text:p>
          </table:table-cell>
          <table:table-cell office:value-type="float" office:value="-10" table:formula="of:=[.E5]-COM.MICROSOFT.SINGLE($$IT3H3)" table:style-name="ce16">
            <text:p>-10</text:p>
          </table:table-cell>
          <table:table-cell office:value-type="float" office:value="-10" table:formula="of:=[.F5]-COM.MICROSOFT.SINGLE($$IT4H3)" table:style-name="ce18">
            <text:p>-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15" table:style-name="ce15">
            <text:p>15</text:p>
          </table:table-cell>
          <table:table-cell office:value-type="float" office:value="12" table:formula="of:=[.C6]-COM.MICROSOFT.SINGLE($$IT1H4)" table:style-name="ce16">
            <text:p>12</text:p>
          </table:table-cell>
          <table:table-cell office:value-type="float" office:value="12" table:formula="of:=[.D6]-COM.MICROSOFT.SINGLE($$IT2H4)" table:style-name="ce17">
            <text:p>12</text:p>
          </table:table-cell>
          <table:table-cell office:value-type="float" office:value="-13" table:formula="of:=[.E6]-COM.MICROSOFT.SINGLE($$IT3H4)" table:style-name="ce16">
            <text:p>-13</text:p>
          </table:table-cell>
          <table:table-cell office:value-type="float" office:value="-38" table:formula="of:=[.F6]-COM.MICROSOFT.SINGLE($$IT4H4)" table:style-name="ce18">
            <text:p>-3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65" table:style-name="ce15">
            <text:p>65</text:p>
          </table:table-cell>
          <table:table-cell office:value-type="float" office:value="65" table:formula="of:=[.C7]-COM.MICROSOFT.SINGLE($$IT1H5)" table:style-name="ce16">
            <text:p>65</text:p>
          </table:table-cell>
          <table:table-cell office:value-type="float" office:value="48" table:formula="of:=[.D7]-COM.MICROSOFT.SINGLE($$IT2H5)" table:style-name="ce17">
            <text:p>48</text:p>
          </table:table-cell>
          <table:table-cell office:value-type="float" office:value="8" table:formula="of:=[.E7]-COM.MICROSOFT.SINGLE($$IT3H5)" table:style-name="ce16">
            <text:p>8</text:p>
          </table:table-cell>
          <table:table-cell office:value-type="float" office:value="-32" table:formula="of:=[.F7]-COM.MICROSOFT.SINGLE($$IT4H5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75" table:formula="of:=[.D8]-COM.MICROSOFT.SINGLE($$IT2H6)" table:style-name="ce17">
            <text:p>75</text:p>
          </table:table-cell>
          <table:table-cell office:value-type="float" office:value="50" table:formula="of:=[.E8]-COM.MICROSOFT.SINGLE($$IT3H6)" table:style-name="ce16">
            <text:p>50</text:p>
          </table:table-cell>
          <table:table-cell office:value-type="float" office:value="25" table:formula="of:=[.F8]-COM.MICROSOFT.SINGLE($$IT4H6)" table:style-name="ce18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80" table:style-name="ce15">
            <text:p>80</text:p>
          </table:table-cell>
          <table:table-cell office:value-type="float" office:value="80" table:formula="of:=[.C9]-COM.MICROSOFT.SINGLE($$IT1H7)" table:style-name="ce16">
            <text:p>80</text:p>
          </table:table-cell>
          <table:table-cell office:value-type="float" office:value="40" table:formula="of:=[.D9]-COM.MICROSOFT.SINGLE($$IT2H7)" table:style-name="ce17">
            <text:p>40</text:p>
          </table:table-cell>
          <table:table-cell office:value-type="float" office:value="0" table:formula="of:=[.E9]-COM.MICROSOFT.SINGLE($$IT3H7)" table:style-name="ce16">
            <text:p>0</text:p>
          </table:table-cell>
          <table:table-cell office:value-type="float" office:value="-40" table:formula="of:=[.F9]-COM.MICROSOFT.SINGLE($$IT4H7)" table:style-name="ce18">
            <text:p>-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24" table:style-name="ce15">
            <text:p>24</text:p>
          </table:table-cell>
          <table:table-cell office:value-type="float" office:value="24" table:formula="of:=[.C10]-COM.MICROSOFT.SINGLE($$IT1H8)" table:style-name="ce16">
            <text:p>24</text:p>
          </table:table-cell>
          <table:table-cell office:value-type="float" office:value="-1" table:formula="of:=[.D10]-COM.MICROSOFT.SINGLE($$IT2H8)" table:style-name="ce17">
            <text:p>-1</text:p>
          </table:table-cell>
          <table:table-cell office:value-type="float" office:value="-26" table:formula="of:=[.E10]-COM.MICROSOFT.SINGLE($$IT3H8)" table:style-name="ce16">
            <text:p>-26</text:p>
          </table:table-cell>
          <table:table-cell office:value-type="float" office:value="-51" table:formula="of:=[.F10]-COM.MICROSOFT.SINGLE($$IT4H8)" table:style-name="ce18">
            <text:p>-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1]-COM.MICROSOFT.SINGLE($$IT1H9)" table:style-name="ce16">
            <text:p>35</text:p>
          </table:table-cell>
          <table:table-cell office:value-type="float" office:value="-5" table:formula="of:=[.D11]-COM.MICROSOFT.SINGLE($$IT2H9)" table:style-name="ce17">
            <text:p>-5</text:p>
          </table:table-cell>
          <table:table-cell office:value-type="float" office:value="-45" table:formula="of:=[.E11]-COM.MICROSOFT.SINGLE($$IT3H9)" table:style-name="ce16">
            <text:p>-45</text:p>
          </table:table-cell>
          <table:table-cell office:value-type="float" office:value="-85" table:formula="of:=[.F11]-COM.MICROSOFT.SINGLE($$IT4H9)" table:style-name="ce18">
            <text:p>-8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15" table:formula="of:=[.D12]-COM.MICROSOFT.SINGLE($$IT2H10)" table:style-name="ce17">
            <text:p>15</text:p>
          </table:table-cell>
          <table:table-cell office:value-type="float" office:value="-10" table:formula="of:=[.E12]-COM.MICROSOFT.SINGLE($$IT3H10)" table:style-name="ce16">
            <text:p>-10</text:p>
          </table:table-cell>
          <table:table-cell office:value-type="float" office:value="-35" table:formula="of:=[.F12]-COM.MICROSOFT.SINGLE($$IT4H10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0" table:style-name="ce15">
            <text:p>10</text:p>
          </table:table-cell>
          <table:table-cell office:value-type="float" office:value="10" table:formula="of:=[.C13]-COM.MICROSOFT.SINGLE($$IT1H11)" table:style-name="ce16">
            <text:p>10</text:p>
          </table:table-cell>
          <table:table-cell office:value-type="float" office:value="-30" table:formula="of:=[.D13]-COM.MICROSOFT.SINGLE($$IT2H11)" table:style-name="ce17">
            <text:p>-30</text:p>
          </table:table-cell>
          <table:table-cell office:value-type="float" office:value="-70" table:formula="of:=[.E13]-COM.MICROSOFT.SINGLE($$IT3H11)" table:style-name="ce16">
            <text:p>-70</text:p>
          </table:table-cell>
          <table:table-cell office:value-type="float" office:value="-110" table:formula="of:=[.F13]-COM.MICROSOFT.SINGLE($$IT4H11)" table:style-name="ce18">
            <text:p>-1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5" table:style-name="ce15">
            <text:p>5</text:p>
          </table:table-cell>
          <table:table-cell office:value-type="float" office:value="5" table:formula="of:=[.C14]-COM.MICROSOFT.SINGLE($$IT1H12)" table:style-name="ce16">
            <text:p>5</text:p>
          </table:table-cell>
          <table:table-cell office:value-type="float" office:value="-20" table:formula="of:=[.D14]-COM.MICROSOFT.SINGLE($$IT2H12)" table:style-name="ce17">
            <text:p>-20</text:p>
          </table:table-cell>
          <table:table-cell office:value-type="float" office:value="-20" table:formula="of:=[.E14]-COM.MICROSOFT.SINGLE($$IT3H12)" table:style-name="ce16">
            <text:p>-20</text:p>
          </table:table-cell>
          <table:table-cell office:value-type="float" office:value="-45" table:formula="of:=[.F14]-COM.MICROSOFT.SINGLE($$IT4H12)" table:style-name="ce18">
            <text:p>-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62" table:style-name="ce20">
            <text:p>62</text:p>
          </table:table-cell>
          <table:table-cell office:value-type="float" office:value="62" table:formula="of:=[.C15]-COM.MICROSOFT.SINGLE($$IT1H13)" table:style-name="ce21">
            <text:p>62</text:p>
          </table:table-cell>
          <table:table-cell office:value-type="float" office:value="22" table:formula="of:=[.D15]-COM.MICROSOFT.SINGLE($$IT2H13)" table:style-name="ce22">
            <text:p>22</text:p>
          </table:table-cell>
          <table:table-cell office:value-type="float" office:value="22" table:formula="of:=[.E15]-COM.MICROSOFT.SINGLE($$IT3H13)" table:style-name="ce21">
            <text:p>22</text:p>
          </table:table-cell>
          <table:table-cell office:value-type="float" office:value="-18" table:formula="of:=[.F15]-COM.MICROSOFT.SINGLE($$IT4H13)" table:style-name="ce23">
            <text:p>-18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31" table:formula="of:=SUM([.C3:.C15])" table:style-name="ce1">
            <text:p>531</text:p>
          </table:table-cell>
          <table:table-cell office:value-type="float" office:value="528" table:formula="of:=SUM([.D3:.D15])" table:style-name="ce1">
            <text:p>528</text:p>
          </table:table-cell>
          <table:table-cell office:value-type="float" office:value="251" table:formula="of:=SUM([.E3:.E15])" table:style-name="ce1">
            <text:p>251</text:p>
          </table:table-cell>
          <table:table-cell office:value-type="float" office:value="-114" table:formula="of:=SUM([.F3:.F15])" table:style-name="ce1">
            <text:p>-114</text:p>
          </table:table-cell>
          <table:table-cell office:value-type="float" office:value="-439" table:formula="of:=SUM([.G3:.G15])" table:style-name="ce1">
            <text:p>-439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85384in" svg:y="7.78953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007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Interface</text:p>
          </table:table-cell>
          <table:table-cell office:value-type="string" table:style-name="ce28">
            <text:p>Edgar Badalyan</text:p>
          </table:table-cell>
          <table:table-cell office:value-type="string" table:style-name="ce28">
            <text:p>Minh Nguyen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20-02-18T00:00:00" table:style-name="ce52">
            <text:p>18/02/2020</text:p>
          </table:table-cell>
          <table:table-cell office:value-type="float" office:value="0" table:style-name="ce53">
            <text:p>0</text:p>
          </table:table-cell>
          <table:table-cell office:value-type="float" office:value="24" table:formula="of:=[.$G$11]*(1-1/[.$I$14]*[.J4])" table:style-name="ce31">
            <text:p>24</text:p>
          </table:table-cell>
          <table:table-cell office:value-type="float" office:value="35" table:style-name="ce31">
            <text:p>35</text:p>
          </table:table-cell>
          <table:table-cell office:value-type="float" office:value="4" table:style-name="ce24">
            <text:p>4</text:p>
          </table:table-cell>
          <table:table-cell office:value-type="float" office:value="35" table:style-name="ce24">
            <text:p>35</text:p>
          </table:table-cell>
          <table:table-cell office:value-type="float" office:value="28" table:formula="of:=[.K4]+[.M4]" table:style-name="ce24">
            <text:p>28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Modèle de connexion (et vérification)</text:p>
          </table:table-cell>
          <table:table-cell office:value-type="string" table:style-name="ce28">
            <text:p>Ludéric Van Calck</text:p>
          </table:table-cell>
          <table:table-cell office:value-type="string" table:style-name="ce28">
            <text:p>Lise Cottin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19T00:00:00" table:style-name="ce52">
            <text:p>19/02/2020</text:p>
          </table:table-cell>
          <table:table-cell office:value-type="float" office:value="1" table:style-name="ce53">
            <text:p>1</text:p>
          </table:table-cell>
          <table:table-cell office:value-type="float" office:value="20.571428571428573" table:formula="of:=[.$G$11]*(1-1/[.$I$14]*[.J5])" table:style-name="ce31">
            <text:p>20,57142857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45.571428571428569" table:formula="of:=[.K5]+[.M5]" table:style-name="ce24">
            <text:p>45,57142857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Sauvegarde des informations d'un utilisateur</text:p>
          </table:table-cell>
          <table:table-cell office:value-type="string" table:style-name="ce28">
            <text:p>Franck Trouillez</text:p>
          </table:table-cell>
          <table:table-cell office:value-type="string" table:style-name="ce28">
            <text:p>Alexandre Missenard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20-02-20T00:00:00" table:style-name="ce52">
            <text:p>20/02/2020</text:p>
          </table:table-cell>
          <table:table-cell office:value-type="float" office:value="2" table:style-name="ce53">
            <text:p>2</text:p>
          </table:table-cell>
          <table:table-cell office:value-type="float" office:value="17.142857142857142" table:formula="of:=[.$G$11]*(1-1/[.$I$14]*[.J6])" table:style-name="ce31">
            <text:p>17,14285714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39.142857142857139" table:formula="of:=[.K6]+[.M6]" table:style-name="ce24">
            <text:p>39,14285714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007" table:style-name="ce24"/>
          <table:table-cell table:number-columns-repeated="15361"/>
        </table:table-row>
        <table:table-row table:style-name="ro5">
          <table:table-cell table:number-columns-repeated="2" table:style-name="ce24"/>
          <table:table-cell office:value-type="string" table:style-name="ce28">
            <text:p>Interface de connexion</text:p>
          </table:table-cell>
          <table:table-cell office:value-type="string" table:style-name="ce28">
            <text:p>Raffaele Todesco</text:p>
          </table:table-cell>
          <table:table-cell office:value-type="string" table:style-name="ce28">
            <text:p>Armand Losfeld</text:p>
          </table:table-cell>
          <table:table-cell table:style-name="ce29"/>
          <table:table-cell office:value-type="float" office:value="7" table:style-name="ce29">
            <text:p>7</text:p>
          </table:table-cell>
          <table:table-cell table:style-name="ce24"/>
          <table:table-cell office:value-type="date" office:date-value="2020-02-21T00:00:00" table:style-name="ce52">
            <text:p>21/02/2020</text:p>
          </table:table-cell>
          <table:table-cell office:value-type="float" office:value="3" table:style-name="ce53">
            <text:p>3</text:p>
          </table:table-cell>
          <table:table-cell office:value-type="float" office:value="13.714285714285714" table:formula="of:=[.$G$11]*(1-1/[.$I$14]*[.J7])" table:style-name="ce31">
            <text:p>13,71428571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38.714285714285715" table:formula="of:=[.K7]+[.M7]" table:style-name="ce24">
            <text:p>38,71428571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5">
          <table:table-cell table:number-columns-repeated="2" table:style-name="ce24"/>
          <table:table-cell office:value-type="string" table:style-name="ce28">
            <text:p>Modification d'un profile</text:p>
          </table:table-cell>
          <table:table-cell office:value-type="string" table:style-name="ce28">
            <text:p>Alexandre Missenard</text:p>
          </table:table-cell>
          <table:table-cell office:value-type="string" table:style-name="ce28">
            <text:p>Franck Trouillez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2"/>
          <table:table-cell table:style-name="ce53"/>
          <table:table-cell table:number-columns-repeated="2" table:style-name="ce31"/>
          <table:table-cell table:number-columns-repeated="1011" table:style-name="ce24"/>
          <table:table-cell table:number-columns-repeated="15361" table:style-name="ce1"/>
        </table:table-row>
        <table:table-row table:style-name="ro5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table:style-name="ce52"/>
          <table:table-cell table:style-name="ce53"/>
          <table:table-cell table:number-columns-repeated="2" table:style-name="ce31"/>
          <table:table-cell table:number-columns-repeated="1011" table:style-name="ce24"/>
          <table:table-cell table:number-columns-repeated="15361" table:style-name="ce1"/>
        </table:table-row>
        <table:table-row table:style-name="ro6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2-22T00:00:00" table:style-name="ce52">
            <text:p>22/02/2020</text:p>
          </table:table-cell>
          <table:table-cell office:value-type="float" office:value="4" table:style-name="ce53">
            <text:p>4</text:p>
          </table:table-cell>
          <table:table-cell office:value-type="float" office:value="10.285714285714286" table:formula="of:=[.$G$11]*(1-1/[.$I$14]*[.J10])" table:style-name="ce31">
            <text:p>10,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0.285714285714285" table:formula="of:=[.K10]+[.M10]" table:style-name="ce24">
            <text:p>20,28571429</text:p>
          </table:table-cell>
          <table:table-cell office:value-type="float" office:value="24" table:formula="of:=[.L10]+[.N10]" table:style-name="ce24">
            <text:p>24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5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24" table:formula="of:=SUM([.G4:.G10])" table:style-name="ce33">
            <text:p>24</text:p>
          </table:table-cell>
          <table:table-cell table:style-name="ce24"/>
          <table:table-cell office:value-type="date" office:date-value="2020-02-23T00:00:00" table:style-name="ce52">
            <text:p>23/02/2020</text:p>
          </table:table-cell>
          <table:table-cell office:value-type="float" office:value="5" table:style-name="ce53">
            <text:p>5</text:p>
          </table:table-cell>
          <table:table-cell office:value-type="float" office:value="6.8571428571428594" table:formula="of:=[.$G$11]*(1-1/[.$I$14]*[.J11])" table:style-name="ce31">
            <text:p>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1.857142857142859" table:formula="of:=[.K11]+[.M11]" table:style-name="ce24">
            <text:p>11,85714286</text:p>
          </table:table-cell>
          <table:table-cell office:value-type="float" office:value="17" table:formula="of:=[.L11]+[.N11]" table:style-name="ce24">
            <text:p>1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5">
          <table:table-cell table:number-columns-repeated="8" table:style-name="ce24"/>
          <table:table-cell office:value-type="date" office:date-value="2020-02-24T00:00:00" table:style-name="ce52">
            <text:p>24/02/2020</text:p>
          </table:table-cell>
          <table:table-cell office:value-type="float" office:value="6" table:style-name="ce53">
            <text:p>6</text:p>
          </table:table-cell>
          <table:table-cell office:value-type="float" office:value="3.4285714285714297" table:formula="of:=[.$G$11]*(1-1/[.$I$14]*[.J12])" table:style-name="ce31">
            <text:p>3,4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3.4285714285714297" table:formula="of:=[.K12]+[.M12]" table:style-name="ce24">
            <text:p>3,428571429</text:p>
          </table:table-cell>
          <table:table-cell office:value-type="float" office:value="7" table:formula="of:=[.L12]+[.N12]" table:style-name="ce24">
            <text:p>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4">
          <table:table-cell table:style-name="ce32"/>
          <table:table-cell table:number-columns-repeated="7" table:style-name="ce24"/>
          <table:table-cell office:value-type="date" office:date-value="2020-02-25T00:00:00" table:style-name="ce52">
            <text:p>25/02/2020</text:p>
          </table:table-cell>
          <table:table-cell office:value-type="float" office:value="7" table:style-name="ce53">
            <text:p>7</text:p>
          </table:table-cell>
          <table:table-cell office:value-type="float" office:value="0" table:formula="of:=[.$G$11]*(1-1/[.$I$14]*[.J13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3]+[.M13]" table:style-name="ce24">
            <text:p>0</text:p>
          </table:table-cell>
          <table:table-cell office:value-type="float" office:value="0" table:formula="of:=[.L13]+[.N13]" table:style-name="ce24">
            <text:p>0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5">
          <table:table-cell table:number-columns-repeated="2"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float" office:value="7" table:formula="of:=COUNTA([.I4:.I13])-1" table:style-name="ce34">
            <text:p>7</text:p>
          </table:table-cell>
          <table:table-cell table:number-columns-repeated="1014" table:style-name="ce24"/>
          <table:table-cell table:number-columns-repeated="15361" table:style-name="ce1"/>
        </table:table-row>
        <table:table-row table:style-name="ro5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Création d'un projet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style-name="ce24"/>
          <table:table-cell office:value-type="date" office:date-value="2020-02-26T00:00:00" table:style-name="ce54">
            <text:p>26/02/2020</text:p>
          </table:table-cell>
          <table:table-cell office:value-type="float" office:value="8" table:style-name="ce55">
            <text:p>8</text:p>
          </table:table-cell>
          <table:table-cell office:value-type="float" office:value="-3.428571428571427" table:formula="of:=[.$G$11]*(1-1/[.$I$14]*[.J16])" table:style-name="ce31">
            <text:p>-3,428571429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6.571428571428573" table:formula="of:=[.K16]+[.M16]" table:style-name="ce24">
            <text:p>6,571428571</text:p>
          </table:table-cell>
          <table:table-cell office:value-type="float" office:value="24" table:formula="of:=[.L16]+[.N16]" table:style-name="ce24">
            <text:p>24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à la fermeture de fichier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style-name="ce24"/>
          <table:table-cell office:value-type="date" office:date-value="2020-02-27T00:00:00" table:style-name="ce54">
            <text:p>27/02/2020</text:p>
          </table:table-cell>
          <table:table-cell office:value-type="float" office:value="9" table:style-name="ce55">
            <text:p>9</text:p>
          </table:table-cell>
          <table:table-cell office:value-type="float" office:value="-6.8571428571428541" table:formula="of:=[.$G$11]*(1-1/[.$I$14]*[.J17])" table:style-name="ce31">
            <text:p>-6,8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.8571428571428541" table:formula="of:=[.K17]+[.M17]" table:style-name="ce24">
            <text:p>-1,857142857</text:p>
          </table:table-cell>
          <table:table-cell office:value-type="float" office:value="17" table:formula="of:=[.L17]+[.N17]" table:style-name="ce24">
            <text:p>1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manuelle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style-name="ce24"/>
          <table:table-cell office:value-type="date" office:date-value="2020-02-28T00:00:00" table:style-name="ce54">
            <text:p>28/02/2020</text:p>
          </table:table-cell>
          <table:table-cell office:value-type="float" office:value="10" table:style-name="ce55">
            <text:p>10</text:p>
          </table:table-cell>
          <table:table-cell office:value-type="float" office:value="-10.285714285714281" table:formula="of:=[.$G$11]*(1-1/[.$I$14]*[.J18])" table:style-name="ce31">
            <text:p>-10,28571429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10.285714285714281" table:formula="of:=[.K18]+[.M18]" table:style-name="ce24">
            <text:p>-10,28571429</text:p>
          </table:table-cell>
          <table:table-cell office:value-type="float" office:value="7" table:formula="of:=[.L18]+[.N18]" table:style-name="ce24">
            <text:p>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Interface pour lister les projets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style-name="ce24"/>
          <table:table-cell office:value-type="date" office:date-value="2020-02-29T00:00:00" table:style-name="ce54">
            <text:p>29/02/2020</text:p>
          </table:table-cell>
          <table:table-cell office:value-type="float" office:value="11" table:style-name="ce55">
            <text:p>11</text:p>
          </table:table-cell>
          <table:table-cell office:value-type="float" office:value="-13.714285714285714" table:formula="of:=[.$G$11]*(1-1/[.$I$14]*[.J19])" table:style-name="ce31">
            <text:p>-13,71428571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13.714285714285714" table:formula="of:=[.K19]+[.M19]" table:style-name="ce24">
            <text:p>-13,71428571</text:p>
          </table:table-cell>
          <table:table-cell office:value-type="float" office:value="0" table:formula="of:=[.L19]+[.N19]" table:style-name="ce24">
            <text:p>0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opier, supprimer et partag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Renommer un projet</text:p>
          </table:table-cell>
          <table:table-cell table:style-name="ce28"/>
          <table:table-cell table:style-name="ce36"/>
          <table:table-cell table:style-name="ce37"/>
          <table:table-cell office:value-type="float" office:value="2" table:style-name="ce37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Sauvegarde automatique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20-03-01T00:00:00" table:style-name="ce56">
            <text:p>01/03/2020</text:p>
          </table:table-cell>
          <table:table-cell office:value-type="float" office:value="12" table:style-name="ce57">
            <text:p>12</text:p>
          </table:table-cell>
          <table:table-cell office:value-type="float" office:value="-17.142857142857139" table:formula="of:=[.$G$11]*(1-1/[.$I$14]*[.J22])" table:style-name="ce31">
            <text:p>-17,14285714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-7.1428571428571388" table:formula="of:=[.K22]+[.M22]" table:style-name="ce24">
            <text:p>-7,142857143</text:p>
          </table:table-cell>
          <table:table-cell office:value-type="float" office:value="24" table:formula="of:=[.L22]+[.N22]" table:style-name="ce24">
            <text:p>24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1" table:style-name="ce29">
            <text:p>1</text:p>
          </table:table-cell>
          <table:table-cell table:style-name="ce24"/>
          <table:table-cell office:value-type="date" office:date-value="2020-03-02T00:00:00" table:style-name="ce56">
            <text:p>02/03/2020</text:p>
          </table:table-cell>
          <table:table-cell office:value-type="float" office:value="13" table:style-name="ce57">
            <text:p>13</text:p>
          </table:table-cell>
          <table:table-cell office:value-type="float" office:value="-20.571428571428569" table:formula="of:=[.$G$11]*(1-1/[.$I$14]*[.J23])" table:style-name="ce31">
            <text:p>-20,57142857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-15.571428571428569" table:formula="of:=[.K23]+[.M23]" table:style-name="ce24">
            <text:p>-15,57142857</text:p>
          </table:table-cell>
          <table:table-cell office:value-type="float" office:value="17" table:formula="of:=[.L23]+[.N23]" table:style-name="ce24">
            <text:p>1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8">
            <text:p>0</text:p>
          </table:table-cell>
          <table:table-cell office:value-type="float" office:value="30" table:formula="of:=SUM([.G16:.G23])" table:style-name="ce38">
            <text:p>30</text:p>
          </table:table-cell>
          <table:table-cell table:style-name="ce24"/>
          <table:table-cell office:value-type="date" office:date-value="2020-03-03T00:00:00" table:style-name="ce56">
            <text:p>03/03/2020</text:p>
          </table:table-cell>
          <table:table-cell office:value-type="float" office:value="14" table:style-name="ce57">
            <text:p>14</text:p>
          </table:table-cell>
          <table:table-cell office:value-type="float" office:value="-24" table:formula="of:=[.$G$11]*(1-1/[.$I$14]*[.J24])" table:style-name="ce31">
            <text:p>-24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-24" table:formula="of:=[.K24]+[.M24]" table:style-name="ce24">
            <text:p>-24</text:p>
          </table:table-cell>
          <table:table-cell office:value-type="float" office:value="7" table:formula="of:=[.L24]+[.N24]" table:style-name="ce24">
            <text:p>7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style-name="ce24"/>
          <table:table-cell office:value-type="date" office:date-value="2020-03-04T00:00:00" table:style-name="ce56">
            <text:p>04/03/2020</text:p>
          </table:table-cell>
          <table:table-cell office:value-type="float" office:value="15" table:style-name="ce57">
            <text:p>15</text:p>
          </table:table-cell>
          <table:table-cell office:value-type="float" office:value="-27.428571428571427" table:formula="of:=[.$G$11]*(1-1/[.$I$14]*[.J25])" table:style-name="ce31">
            <text:p>-27,42857143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-27.428571428571427" table:formula="of:=[.K25]+[.M25]" table:style-name="ce24">
            <text:p>-27,42857143</text:p>
          </table:table-cell>
          <table:table-cell office:value-type="float" office:value="0" table:formula="of:=[.L25]+[.N25]" table:style-name="ce24">
            <text:p>0</text:p>
          </table:table-cell>
          <table:table-cell table:number-columns-repeated="1007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Im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Décompress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1"/>
          <table:table-cell table:style-name="ce40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Exporter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0"/>
          <table:table-cell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4" table:style-name="ce29">
            <text:p>4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5" table:style-name="ce43"/>
          <table:table-cell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3">
            <text:p>0</text:p>
          </table:table-cell>
          <table:table-cell office:value-type="float" office:value="15" table:formula="of:=SUM([.G29:.G33])" table:style-name="ce33">
            <text:p>15</text:p>
          </table:table-cell>
          <table:table-cell table:number-columns-repeated="6" table:style-name="ce42"/>
          <table:table-cell table:number-columns-repeated="1010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onfiguration du panneau (liens et nœuds)</text:p>
          </table:table-cell>
          <table:table-cell table:style-name="ce28"/>
          <table:table-cell table:style-name="ce36"/>
          <table:table-cell table:style-name="ce37"/>
          <table:table-cell office:value-type="float" office:value="13" table:style-name="ce37">
            <text:p>1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Point-and-click</text:p>
          </table:table-cell>
          <table:table-cell table:style-name="ce28"/>
          <table:table-cell table:style-name="ce36"/>
          <table:table-cell table:style-name="ce37"/>
          <table:table-cell office:value-type="float" office:value="7" table:style-name="ce37">
            <text:p>7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diagramme en code Tikz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Interface de code</text:p>
          </table:table-cell>
          <table:table-cell office:value-type="string" table:style-name="ce28">
            <text:p>Andrey Sobolevsky</text:p>
          </table:table-cell>
          <table:table-cell office:value-type="string" table:style-name="ce36">
            <text:p>Miró-Manuel Matagne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onversion du code Tikz en diagramme</text:p>
          </table:table-cell>
          <table:table-cell table:style-name="ce28"/>
          <table:table-cell table:style-name="ce36"/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3" table:style-name="ce28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" table:formula="of:=SUM([.F38:.F44])" table:style-name="ce38">
            <text:p>3</text:p>
          </table:table-cell>
          <table:table-cell office:value-type="float" office:value="51" table:formula="of:=SUM([.G38:.G44])" table:style-name="ce38">
            <text:p>5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0" table:style-name="ce29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3">
            <text:p>0</text:p>
          </table:table-cell>
          <table:table-cell office:value-type="float" office:value="10" table:formula="of:=SUM([.G49:.G49])" table:style-name="ce33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Générer PDF et image</text:p>
          </table:table-cell>
          <table:table-cell table:style-name="ce28"/>
          <table:table-cell table:style-name="ce36"/>
          <table:table-cell table:style-name="ce37"/>
          <table:table-cell office:value-type="float" office:value="4" table:style-name="ce37">
            <text:p>4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</text:p>
          </table:table-cell>
          <table:table-cell table:style-name="ce28"/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6])" table:style-name="ce38">
            <text:p>0</text:p>
          </table:table-cell>
          <table:table-cell office:value-type="float" office:value="8" table:formula="of:=SUM([.G54:.G56])" table:style-name="ce38">
            <text:p>8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8" table:style-name="ce29">
            <text:p>8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eamwork</text:p>
          </table:table-cell>
          <table:table-cell table:number-columns-repeated="2" table:style-name="ce28"/>
          <table:table-cell table:style-name="ce29"/>
          <table:table-cell office:value-type="float" office:value="1" table:style-name="ce29">
            <text:p>1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1:.F63])" table:style-name="ce33">
            <text:p>0</text:p>
          </table:table-cell>
          <table:table-cell office:value-type="float" office:value="10" table:formula="of:=SUM([.G61:.G63])" table:style-name="ce33">
            <text:p>1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élimiter espace disponible pour l'utilisateu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Uploader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loud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8:.F71])" table:style-name="ce38">
            <text:p>0</text:p>
          </table:table-cell>
          <table:table-cell office:value-type="float" office:value="19" table:formula="of:=SUM([.G68:.G71])" table:style-name="ce38">
            <text:p>1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Branch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office:value-type="string" table:style-name="ce28">
            <text:p>Commit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Revert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Merge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iff</text:p>
          </table:table-cell>
          <table:table-cell table:number-columns-repeated="2" table:style-name="ce28"/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6:.F80])" table:style-name="ce33">
            <text:p>0</text:p>
          </table:table-cell>
          <table:table-cell office:value-type="float" office:value="17" table:formula="of:=SUM([.G76:.G80])" table:style-name="ce33">
            <text:p>17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1"/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Documentation</text:p>
          </table:table-cell>
          <table:table-cell table:style-name="ce28"/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Mindmap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rees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Matrix</text:p>
          </table:table-cell>
          <table:table-cell table:style-name="ce28"/>
          <table:table-cell table:style-name="ce36"/>
          <table:table-cell table:style-name="ce37"/>
          <table:table-cell office:value-type="float" office:value="8" table:style-name="ce37">
            <text:p>8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 et rapports)</text:p>
          </table:table-cell>
          <table:table-cell table:style-name="ce28"/>
          <table:table-cell table:style-name="ce36"/>
          <table:table-cell table:style-name="ce37"/>
          <table:table-cell office:value-type="float" office:value="3" table:style-name="ce37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9])" table:style-name="ce38">
            <text:p>0</text:p>
          </table:table-cell>
          <table:table-cell office:value-type="float" office:value="32" table:formula="of:=SUM([.G85:.G89])" table:style-name="ce38">
            <text:p>3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Coloration</text:p>
          </table:table-cell>
          <table:table-cell table:number-columns-repeated="2" table:style-name="ce28"/>
          <table:table-cell table:style-name="ce29"/>
          <table:table-cell office:value-type="float" office:value="3" table:style-name="ce29">
            <text:p>3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Mise en évidence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ravail d'équipe (réunions et rapports)</text:p>
          </table:table-cell>
          <table:table-cell table:number-columns-repeated="2" table:style-name="ce28"/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4:.F96])" table:style-name="ce33">
            <text:p>0</text:p>
          </table:table-cell>
          <table:table-cell office:value-type="float" office:value="20" table:formula="of:=SUM([.G94:.G96])" table:style-name="ce33">
            <text:p>20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1023" table:style-name="ce24"/>
          <table:table-cell table:number-columns-repeated="15361" table:style-name="ce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style-name="ce28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1:.F101])" table:style-name="ce38">
            <text:p>0</text:p>
          </table:table-cell>
          <table:table-cell office:value-type="float" office:value="9" table:formula="of:=SUM([.G101:.G101])" table:style-name="ce38">
            <text:p>9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1023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5" table:style-name="ce29">
            <text:p>1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6:.F106])" table:style-name="ce33">
            <text:p>0</text:p>
          </table:table-cell>
          <table:table-cell office:value-type="float" office:value="15" table:formula="of:=SUM([.G106:.G106])" table:style-name="ce33">
            <text:p>15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1023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7" table:style-name="ce29">
            <text:p>7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1:.F111])" table:style-name="ce33">
            <text:p>0</text:p>
          </table:table-cell>
          <table:table-cell office:value-type="float" office:value="7" table:formula="of:=SUM([.G111:.G111])" table:style-name="ce33">
            <text:p>7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1023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7">
          <table:table-cell table:number-columns-repeated="2" table:style-name="ce24"/>
          <table:table-cell office:value-type="string" table:style-name="ce28">
            <text:p>Tout</text:p>
          </table:table-cell>
          <table:table-cell table:number-columns-repeated="2" table:style-name="ce28"/>
          <table:table-cell table:style-name="ce29"/>
          <table:table-cell office:value-type="float" office:value="12" table:style-name="ce29">
            <text:p>1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style-name="ro9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3">
            <text:p>0</text:p>
          </table:table-cell>
          <table:table-cell office:value-type="float" office:value="12" table:formula="of:=SUM([.G116:.G116])" table:style-name="ce33">
            <text:p>12</text:p>
          </table:table-cell>
          <table:table-cell table:number-columns-repeated="1016" table:style-name="ce24"/>
          <table:table-cell table:number-columns-repeated="15361" table:style-name="ce1"/>
        </table:table-row>
        <table:table-row table:number-rows-repeated="17" table:style-name="ro1">
          <table:table-cell table:number-columns-repeated="1023" table:style-name="ce24"/>
          <table:table-cell table:number-columns-repeated="15361" table:style-name="ce1"/>
        </table:table-row>
        <table:table-row table:style-name="ro1">
          <table:table-cell table:number-columns-repeated="1023" table:style-name="ce24"/>
          <table:table-cell table:number-columns-repeated="15361"/>
        </table:table-row>
        <table:table-row table:number-rows-repeated="1048441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58">
            <text:p>06/03/2018</text:p>
          </table:table-cell>
          <table:table-cell office:value-type="float" office:value="0" table:style-name="ce59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58">
            <text:p>07/03/2018</text:p>
          </table:table-cell>
          <table:table-cell office:value-type="float" office:value="1" table:style-name="ce59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58">
            <text:p>08/03/2018</text:p>
          </table:table-cell>
          <table:table-cell office:value-type="float" office:value="2" table:style-name="ce59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58">
            <text:p>09/03/2018</text:p>
          </table:table-cell>
          <table:table-cell office:value-type="float" office:value="3" table:style-name="ce59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58">
            <text:p>10/03/2018</text:p>
          </table:table-cell>
          <table:table-cell office:value-type="float" office:value="4" table:style-name="ce59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58">
            <text:p>11/03/2018</text:p>
          </table:table-cell>
          <table:table-cell office:value-type="float" office:value="5" table:style-name="ce59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58">
            <text:p>12/03/2018</text:p>
          </table:table-cell>
          <table:table-cell office:value-type="float" office:value="6" table:style-name="ce59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8">
            <text:p>13/03/2018</text:p>
          </table:table-cell>
          <table:table-cell office:value-type="float" office:value="7" table:style-name="ce59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7" table:formula="of:=SUM([.F42:.F48])" table:style-name="ce33">
            <text:p>17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0">
            <text:p>06/03/2018</text:p>
          </table:table-cell>
          <table:table-cell office:value-type="float" office:value="0" table:style-name="ce61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0">
            <text:p>07/03/2018</text:p>
          </table:table-cell>
          <table:table-cell office:value-type="float" office:value="1" table:style-name="ce61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0">
            <text:p>08/03/2018</text:p>
          </table:table-cell>
          <table:table-cell office:value-type="float" office:value="2" table:style-name="ce61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0">
            <text:p>09/03/2018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0">
            <text:p>10/03/2018</text:p>
          </table:table-cell>
          <table:table-cell office:value-type="float" office:value="4" table:style-name="ce61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0">
            <text:p>11/03/2018</text:p>
          </table:table-cell>
          <table:table-cell office:value-type="float" office:value="5" table:style-name="ce61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0">
            <text:p>12/03/2018</text:p>
          </table:table-cell>
          <table:table-cell office:value-type="float" office:value="6" table:style-name="ce61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:.F10])" table:style-name="ce33">
            <text:p>4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0">
            <text:p>13/03/2018</text:p>
          </table:table-cell>
          <table:table-cell office:value-type="float" office:value="7" table:style-name="ce61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6:.F18])" table:style-name="ce38">
            <text:p>25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24:.F30])" table:style-name="ce33">
            <text:p>4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4">
            <text:p>Histoire X</text:p>
          </table:table-cell>
          <table:covered-table-cell/>
          <table:table-cell office:value-type="string" table:number-columns-spanned="2" table:number-rows-spanned="1" table:style-name="ce44">
            <text:p>Histoire 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6T00:00:00" table:style-name="ce62">
            <text:p>06/03/2018</text:p>
          </table:table-cell>
          <table:table-cell office:value-type="float" office:value="0" table:style-name="ce63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07T00:00:00" table:style-name="ce62">
            <text:p>07/03/2018</text:p>
          </table:table-cell>
          <table:table-cell office:value-type="float" office:value="1" table:style-name="ce63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style-name="ce24"/>
          <table:table-cell office:value-type="date" office:date-value="2018-03-08T00:00:00" table:style-name="ce62">
            <text:p>08/03/2018</text:p>
          </table:table-cell>
          <table:table-cell office:value-type="float" office:value="2" table:style-name="ce63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09T00:00:00" table:style-name="ce62">
            <text:p>09/03/2018</text:p>
          </table:table-cell>
          <table:table-cell office:value-type="float" office:value="3" table:style-name="ce63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0T00:00:00" table:style-name="ce62">
            <text:p>10/03/2018</text:p>
          </table:table-cell>
          <table:table-cell office:value-type="float" office:value="4" table:style-name="ce63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style-name="ce24"/>
          <table:table-cell office:value-type="date" office:date-value="2018-03-11T00:00:00" table:style-name="ce62">
            <text:p>11/03/2018</text:p>
          </table:table-cell>
          <table:table-cell office:value-type="float" office:value="5" table:style-name="ce63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style-name="ce24"/>
          <table:table-cell office:value-type="date" office:date-value="2018-03-12T00:00:00" table:style-name="ce62">
            <text:p>12/03/2018</text:p>
          </table:table-cell>
          <table:table-cell office:value-type="float" office:value="6" table:style-name="ce63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62">
            <text:p>13/03/2018</text:p>
          </table:table-cell>
          <table:table-cell office:value-type="float" office:value="7" table:style-name="ce63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table:style-name="ce37"/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table:style-name="ce37"/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table:style-name="ce29"/>
          <table:table-cell office:value-type="float" office:value="3" table:style-name="ce29">
            <text:p>3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table:style-name="ce29"/>
          <table:table-cell office:value-type="float" office:value="2" table:style-name="ce29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35" table:formula="of:=SUM([.G24:.G30])" table:style-name="ce33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35:.F37])" table:style-name="ce38">
            <text:p>25</text:p>
          </table:table-cell>
          <table:table-cell office:value-type="float" office:value="25" table:formula="of:=SUM([.G35:.G37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42:.F48])" table:style-name="ce33">
            <text:p>40</text:p>
          </table:table-cell>
          <table:table-cell office:value-type="float" office:value="35" table:formula="of:=SUM([.G42:.G48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53:.F55])" table:style-name="ce38">
            <text:p>25</text:p>
          </table:table-cell>
          <table:table-cell office:value-type="float" office:value="25" table:formula="of:=SUM([.G53:.G55])" table:style-name="ce38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60:.F66])" table:style-name="ce33">
            <text:p>40</text:p>
          </table:table-cell>
          <table:table-cell office:value-type="float" office:value="35" table:formula="of:=SUM([.G60:.G66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8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71:.F73])" table:style-name="ce38">
            <text:p>25</text:p>
          </table:table-cell>
          <table:table-cell office:value-type="float" office:value="25" table:formula="of:=SUM([.G71:.G73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78:.F84])" table:style-name="ce33">
            <text:p>40</text:p>
          </table:table-cell>
          <table:table-cell office:value-type="float" office:value="35" table:formula="of:=SUM([.G78:.G84])" table:style-name="ce33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8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89:.F91])" table:style-name="ce38">
            <text:p>25</text:p>
          </table:table-cell>
          <table:table-cell office:value-type="float" office:value="25" table:formula="of:=SUM([.G89:.G91])" table:style-name="ce38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96:.F102])" table:style-name="ce33">
            <text:p>40</text:p>
          </table:table-cell>
          <table:table-cell office:value-type="float" office:value="35" table:formula="of:=SUM([.G96:.G102])" table:style-name="ce33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intin</text:p>
          </table:table-cell>
          <table:table-cell office:value-type="string" table:style-name="ce36">
            <text:p>Milou</text:p>
          </table:table-cell>
          <table:table-cell office:value-type="float" office:value="12" table:style-name="ce37">
            <text:p>12</text:p>
          </table:table-cell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Sacha</text:p>
          </table:table-cell>
          <table:table-cell office:value-type="string" table:style-name="ce36">
            <text:p>Ondine</text:p>
          </table:table-cell>
          <table:table-cell office:value-type="float" office:value="6" table:style-name="ce37">
            <text:p>6</text:p>
          </table:table-cell>
          <table:table-cell office:value-type="float" office:value="11" table:style-name="ce37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Batman</text:p>
          </table:table-cell>
          <table:table-cell office:value-type="string" table:style-name="ce36">
            <text:p>Robin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5" table:formula="of:=SUM([.F107:.F109])" table:style-name="ce38">
            <text:p>25</text:p>
          </table:table-cell>
          <table:table-cell office:value-type="float" office:value="25" table:formula="of:=SUM([.G107:.G109])" table:style-name="ce38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John Doe</text:p>
          </table:table-cell>
          <table:table-cell office:value-type="string" table:style-name="ce28">
            <text:p>Sam Smith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Bilbo Baggins</text:p>
          </table:table-cell>
          <table:table-cell office:value-type="string" table:style-name="ce28">
            <text:p>Sam Gamji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Tanguy</text:p>
          </table:table-cell>
          <table:table-cell office:value-type="string" table:style-name="ce28">
            <text:p>Laverdur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Bob</text:p>
          </table:table-cell>
          <table:table-cell office:value-type="string" table:style-name="ce28">
            <text:p>Bobette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Laurel</text:p>
          </table:table-cell>
          <table:table-cell office:value-type="string" table:style-name="ce28">
            <text:p>Hardy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Peter</text:p>
          </table:table-cell>
          <table:table-cell office:value-type="string" table:style-name="ce28">
            <text:p>Sloane</text:p>
          </table:table-cell>
          <table:table-cell office:value-type="float" office:value="6" table:style-name="ce29">
            <text:p>6</text:p>
          </table:table-cell>
          <table:table-cell office:value-type="float" office:value="2" table:style-name="ce29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Spirou</text:p>
          </table:table-cell>
          <table:table-cell office:value-type="string" table:style-name="ce28">
            <text:p>Fantasio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40" table:formula="of:=SUM([.F114:.F120])" table:style-name="ce33">
            <text:p>40</text:p>
          </table:table-cell>
          <table:table-cell office:value-type="float" office:value="35" table:formula="of:=SUM([.G114:.G120])" table:style-name="ce33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0" table:base-cell-address="IT1.$A$1"/>
        <table:named-range table:name="IT1H11" table:cell-range-address="IT1.$F$97" table:base-cell-address="IT1.$A$1"/>
        <table:named-range table:name="IT1H12" table:cell-range-address="IT1.$F$102" table:base-cell-address="IT1.$A$1"/>
        <table:named-range table:name="IT1H13" table:cell-range-address="IT1.$F$107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4" table:base-cell-address="IT1.$A$1"/>
        <table:named-range table:name="IT1H8" table:cell-range-address="IT1.$F$72" table:base-cell-address="IT1.$A$1"/>
        <table:named-range table:name="IT1H9" table:cell-range-address="IT1.$F$81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6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destefani</meta:initial-creator>
    <dc:creator>Andrey Sobolevsky</dc:creator>
    <meta:creation-date>2018-01-29T13:27:33Z</meta:creation-date>
    <dc:date>2020-03-02T14:46:59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svg:x="5.0pt" svg:y="4.0pt" svg:width="381.679842519685pt" svg:height="245.089763779527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